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97c3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ext_20_body">
      <style:text-properties style:font-name="Verdana" fo:font-size="6pt" style:font-size-asian="5.25pt" style:font-size-complex="6pt"/>
    </style:style>
    <style:style style:name="P44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4189a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P48" style:family="paragraph" style:parent-style-name="Standard">
      <style:paragraph-properties fo:text-align="center" style:justify-single-word="false"/>
      <style:text-properties officeooo:paragraph-rsid="0049feac"/>
    </style:style>
    <style:style style:name="P49" style:family="paragraph" style:parent-style-name="Table_20_Contents">
      <style:paragraph-properties fo:text-align="start" style:justify-single-word="false"/>
      <style:text-properties officeooo:rsid="00032455" officeooo:paragraph-rsid="0049e389"/>
    </style:style>
    <style:style style:name="P50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35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"/>
          </table:table-cell>
          <table:table-cell table:style-name="Tabella3.B1" office:value-type="string">
            <text:p text:style-name="P36"><text:span text:style-name="T5"><text:placeholder text:placeholder-type="text">&lt;o.partner_id.street&gt;</text:placeholder></text:span><text:span text:style-name="T5"> - 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  <text:p text:style-name="P38"><text:span text:style-name="T4"><text:placeholder text:placeholder-type="text">&lt;_("Telefono")&gt;</text:placeholder></text:span><text:span text:style-name="T4">: </text:span><text:span text:style-name="T4"><text:placeholder text:placeholder-type="text">&lt;o.partner_id.phone&gt;</text:placeholder></text:span></text:p>
            <text:p text:style-name="P39"><text:placeholder text:placeholder-type="text">&lt;if test="o.partner_id.vat"&gt;</text:placeholder></text:p>
            <text:p text:style-name="P38"><text:span text:style-name="T4"><text:placeholder text:placeholder-type="text">&lt;_("Partita IVA")&gt;</text:placeholder></text:span><text:span text:style-name="T4">: </text:span><text:span text:style-name="T4"><text:placeholder text:placeholder-type="text">&lt;o.partner_id.vat&gt;</text:placeholder></text:span></text:p>
            <text:p text:style-name="P39"><text:placeholder text:placeholder-type="text">&lt;/if&gt;</text:placeholder></text:p>
          </table:table-cell>
          <table:table-cell table:style-name="Tabella3.B1" office:value-type="string">
            <text:p text:style-name="P37"><text:span text:style-name="T4"><text:placeholder text:placeholder-type="text">&lt;_("E-mail")&gt;</text:placeholder></text:span><text:span text:style-name="T4">: </text:span><text:span text:style-name="T4"><text:placeholder text:placeholder-type="text">&lt;o.partner_id.email&gt;</text:placeholder></text:span></text:p>
            <text:p text:style-name="P38"><text:span text:style-name="T4"><text:placeholder text:placeholder-type="text">&lt;_("Fax")&gt;</text:placeholder></text:span><text:span text:style-name="T4">: </text:span><text:span text:style-name="T4"><text:placeholder text:placeholder-type="text">&lt;o.partner_id.fax&gt;</text:placeholder></text:span></text:p>
            <text:p text:style-name="P39"><text:placeholder text:placeholder-type="text">&lt;if test="o.partner_id.fiscalcode"&gt;</text:placeholder></text:p>
            <text:p text:style-name="P38"><text:span text:style-name="T4"><text:placeholder text:placeholder-type="text">&lt;_("Codice Fiscale")&gt;</text:placeholder></text:span><text:span text:style-name="T4">: </text:span><text:span text:style-name="T4"><text:placeholder text:placeholder-type="text">&lt;o.partner_id.fiscalcode&gt;</text:placeholder></text:span></text:p>
            <text:p text:style-name="P39"><text:placeholder text:placeholder-type="text">&lt;/if&gt;</text:placeholder></text:p>
          </table:table-cell>
        </table:table-row>
      </table:table>
      <text:p text:style-name="P4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3"><text:placeholder text:placeholder-type="text">&lt;"PREVENTIVO" if o.state in ['draft','sent'] else "ORDINE"&gt;</text:placeholder></text:span><text:span text:style-name="T3">:</text:span> <text:span text:style-name="T3"><text:placeholder text:placeholder-type="text">&lt;o.name&gt;</text:placeholder></text:span></text:p>
            <text:p text:style-name="P15"><text:span text:style-name="T3">Referente: </text:span><text:span text:style-name="T3"><text:placeholder text:placeholder-type="text">&lt;o.client_order_ref or ''&gt;</text:placeholder></text:span></text:p>
          </table:table-cell>
          <table:table-cell table:style-name="Tabella5.A1" office:value-type="string">
            <text:p text:style-name="P8">DATA: <text:span text:style-name="T6"><text:placeholder text:placeholder-type="text">&lt;formatLang(o.date_order, date=True) if o.date_order else ""&gt;</text:placeholder></text:span></text:p>
            <text:p text:style-name="P9"/>
          </table:table-cell>
        </table:table-row>
      </table:table>
      <text:p text:style-name="P16"><text:placeholder text:placeholder-type="text">&lt;for each="block in o.block_ids"&gt;</text:placeholder></text:p>
      <text:p text:style-name="P45"><text:placeholder text:placeholder-type="text">&lt;if test="show_the_block(block, data)"&gt;</text:placeholder></text:p>
      <text:p text:style-name="P44"><text:placeholder text:placeholder-type="text">&lt;block.name.upper() if block.show_header else ''&gt;</text:placeholder><text:span text:style-name="T7"><text:placeholder text:placeholder-type="text">&lt;'\n%s' % block.pre_text if block.pre_text else ''&gt;</text:placeholder></text:span></text:p>
      <text:p text:style-name="P10"><text:placeholder text:placeholder-type="text">&lt;if test="block.show_detail"&gt;</text:placeholder></text:p>
      <text:p text:style-name="P11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2">DETTAGLIO</text:p>
            </table:table-cell>
            <table:table-cell table:style-name="Tabella2.B1" office:value-type="string">
              <text:p text:style-name="P33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0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1"><text:placeholder text:placeholder-type="text">&lt;clean_name(l)&gt;</text:placeholder></text:p>
          </table:table-cell>
          <table:table-cell table:style-name="Tabella2.B3" office:value-type="string">
            <text:p text:style-name="P24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0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1">DETTAGLIO</text:p>
            </table:table-cell>
            <table:table-cell table:style-name="Tabella1.B1" office:value-type="string">
              <text:p text:style-name="P31">Q.</text:p>
            </table:table-cell>
            <table:table-cell table:style-name="Tabella1.B1" office:value-type="string">
              <text:p text:style-name="P31">PREZZO</text:p>
            </table:table-cell>
            <table:table-cell table:style-name="Tabella1.B1" office:value-type="string">
              <text:p text:style-name="P31">SCONTO</text:p>
            </table:table-cell>
            <table:table-cell table:style-name="Tabella1.E1" office:value-type="string">
              <text:p text:style-name="P31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9"><text:placeholder text:placeholder-type="text">&lt;for each="l in block.line_ids"&gt;</text:placeholder></text:p>
          </table:table-cell>
          <table:table-cell table:style-name="Tabella1.B2" office:value-type="string">
            <text:p text:style-name="P23"/>
          </table:table-cell>
          <table:table-cell table:style-name="Tabella1.B2" office:value-type="string">
            <text:p text:style-name="P23"/>
          </table:table-cell>
          <table:table-cell table:style-name="Tabella1.B2" office:value-type="string">
            <text:p text:style-name="P23"/>
          </table:table-cell>
          <table:table-cell table:style-name="Tabella1.E2" office:value-type="string">
            <text:p text:style-name="P23"/>
          </table:table-cell>
        </table:table-row>
        <table:table-row table:style-name="Tabella1.1">
          <table:table-cell table:style-name="Tabella1.A2" office:value-type="string">
            <text:p text:style-name="P15"><text:placeholder text:placeholder-type="text">&lt;clean_name(l)&gt;</text:placeholder></text:p>
          </table:table-cell>
          <table:table-cell table:style-name="Tabella1.B2" office:value-type="string">
            <text:p text:style-name="P23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3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B2" office:value-type="string">
            <text:p text:style-name="P23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3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19"><text:placeholder text:placeholder-type="text">&lt;/for&gt;</text:placeholder></text:p>
          </table:table-cell>
          <table:table-cell table:style-name="Tabella1.B2" office:value-type="string">
            <text:p text:style-name="P23"/>
          </table:table-cell>
          <table:table-cell table:style-name="Tabella1.B2" office:value-type="string">
            <text:p text:style-name="P23"/>
          </table:table-cell>
          <table:table-cell table:style-name="Tabella1.B2" office:value-type="string">
            <text:p text:style-name="P23"/>
          </table:table-cell>
          <table:table-cell table:style-name="Tabella1.E2" office:value-type="string">
            <text:p text:style-name="P23"/>
          </table:table-cell>
        </table:table-row>
      </table:table>
      <text:p text:style-name="P17"><text:placeholder text:placeholder-type="text">&lt;/if&gt;</text:placeholder></text:p>
      <text:p text:style-name="P12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9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7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3"><text:span text:style-name="T3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9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9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8"><text:placeholder text:placeholder-type="text">&lt;/if&gt;</text:placeholder></text:p>
          </table:table-cell>
        </table:table-row>
      </table:table>
      <text:p text:style-name="P13"><text:placeholder text:placeholder-type="text">&lt;/if&gt;</text:placeholder></text:p>
      <text:p text:style-name="P13"><text:placeholder text:placeholder-type="text">&lt;/for&gt;</text:placeholder></text:p>
      <text:p text:style-name="P30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28">TOTALE OFFERTA</text:p>
            </table:table-cell>
            <table:table-cell table:style-name="Tabella9.B1" office:value-type="string">
              <text:p text:style-name="P25"><text:span text:style-name="T3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2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0"/>
            <text:p text:style-name="P41">NB: <text:span text:style-name="T6">I prezzi s'intendono esclusi di IVA.</text:span></text:p>
          </table:table-cell>
          <table:table-cell table:style-name="Tabella6.A1" office:value-type="string">
            <text:p text:style-name="P34"/>
          </table:table-cell>
        </table:table-row>
        <table:table-row table:style-name="Tabella6.2"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34"/>
          </table:table-cell>
        </table:table-row>
        <table:table-row>
          <table:table-cell table:style-name="Tabella6.A1" office:value-type="string">
            <text:p text:style-name="P40">TERMINI DI PAGAMENTO:</text:p>
            <text:p text:style-name="P42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49e389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Standard">
      <style:paragraph-properties fo:text-align="center" style:justify-single-word="false"/>
      <style:text-properties officeooo:paragraph-rsid="0049feac"/>
    </style:style>
    <style:style style:name="MP7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MP8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6dbc43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M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/>
    </style:style>
    <style:page-layout style:name="Mpm1">
      <style:page-layout-properties fo:page-width="21.001cm" fo:page-height="29.7cm" style:num-format="1" style:print-orientation="portrait" fo:margin-top="1cm" fo:margin-bottom="1.43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svg:height="2.1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5"><draw:text-box fo:min-width="1.619cm"><text:p text:style-name="MP2"/></draw:text-box></draw:frame><draw:custom-shape text:anchor-type="as-char" svg:y="0cm" draw:z-index="1" draw:style-name="Mgr1" draw:text-style-name="MP3" svg:width="17.001cm" svg:height="0.054cm"><text:p/><draw:enhanced-geometry svg:viewBox="0 0 21600 21600" draw:type="rectangle" draw:enhanced-path="M 0 0 L 21600 0 21600 21600 0 21600 0 0 Z N"/></draw:custom-shape></text:p>
            </table:table-cell>
          </table:table-row>
          <table:table-row table:style-name="Tabella4.2">
            <table:table-cell table:style-name="Tabella4.A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draw:custom-shape text:anchor-type="as-char" svg:y="0cm" draw:z-index="3" draw:style-name="Mgr1" draw:text-style-name="MP3" svg:width="17.001cm" svg:height="0.054cm"><text:p/><draw:enhanced-geometry svg:viewBox="0 0 21600 21600" draw:type="rectangle" draw:enhanced-path="M 0 0 L 21600 0 21600 21600 0 21600 0 0 Z N"/></draw:custom-shape></text:p>
        <text:p text:style-name="MP7">Via Europa, 51/A - 25040 Monticelli Brusati (BS) - Tel./Fax 0306850799</text:p>
        <text:p text:style-name="MP7">P.I. - C.F. - R.I. di Brescia 03311260172 N. Rea 356186</text:p>
        <text:p text:style-name="MP8">www.fcimpiantielettrici.it <text:s text:c="7"/>info@fcimpiantielettrici.it</text:p>
        <text:p text:style-name="MP9"><text:span text:style-name="MT1">P</text:span><text:span text:style-name="MT2">ag </text:span><text:span text:style-name="MT2"><text:page-number text:select-page="current">2</text:page-number></text:span><text:span text:style-name="MT2"> 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0-23T16:05:14.327267840</dc:date>
    <meta:editing-duration>P6DT1H7M37S</meta:editing-duration>
    <meta:editing-cycles>723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5" meta:word-count="189" meta:character-count="2000" meta:non-whitespace-character-count="1865"/>
    <meta:user-defined meta:name="Info 1"/>
    <meta:user-defined meta:name="Info 2"/>
    <meta:user-defined meta:name="Info 3"/>
    <meta:user-defined meta:name="Info 4"/>
  </office:meta>
</office:document-meta>
</file>